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utfit" svg:font-family="Outfit" style:font-pitch="variable"/>
  </office:font-face-decls>
  <office:automatic-styles>
    <style:style style:name="P1" style:family="paragraph" style:parent-style-name="Header">
      <style:text-properties style:font-name="Outfit" officeooo:rsid="000ff173" officeooo:paragraph-rsid="000ff173"/>
    </style:style>
    <style:style style:name="P2" style:family="paragraph" style:parent-style-name="Heading_20_1">
      <style:text-properties style:font-name="Outfit" officeooo:rsid="000ff173" officeooo:paragraph-rsid="000ff173"/>
    </style:style>
    <style:style style:name="P3" style:family="paragraph" style:parent-style-name="Heading_20_1">
      <style:text-properties style:font-name="Outfit" officeooo:rsid="0010016f" officeooo:paragraph-rsid="0010016f"/>
    </style:style>
    <style:style style:name="P4" style:family="paragraph" style:parent-style-name="Text_20_body">
      <style:text-properties officeooo:paragraph-rsid="000ff173"/>
    </style:style>
    <style:style style:name="P5" style:family="paragraph" style:parent-style-name="Text_20_body" style:list-style-name="L1">
      <style:text-properties officeooo:rsid="000ff173" officeooo:paragraph-rsid="000ff173"/>
    </style:style>
    <style:style style:name="P6" style:family="paragraph" style:parent-style-name="Text_20_body">
      <style:text-properties officeooo:rsid="000ff173" officeooo:paragraph-rsid="000ff173"/>
    </style:style>
    <style:style style:name="P7" style:family="paragraph" style:parent-style-name="Text_20_body">
      <style:text-properties officeooo:rsid="0010016f" officeooo:paragraph-rsid="0010016f"/>
    </style:style>
    <style:style style:name="T1" style:family="text">
      <style:text-properties style:font-name="Outfit"/>
    </style:style>
    <style:style style:name="T2" style:family="text">
      <style:text-properties style:font-name="Outfit" officeooo:rsid="000ff17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" text:outline-level="1">Sachwortglossar</text:h>
      <text:p text:style-name="P4"><text:span text:style-name="T2"/></text:p>
      <text:list text:style-name="L1">
        <text:list-item>
          <text:p text:style-name="P5"><text:span text:style-name="T1">Programmcode<text:tab/><text:tab/>Sogenannter Quellcode eines Programms, welcher für <text:tab/><text:tab/><text:tab/><text:tab/>Menschen lesbar und in einer bestimmten <text:tab/><text:tab/><text:tab/><text:tab/><text:tab/><text:tab/>Programmiersprache verfasst ist</text:span></text:p>
        </text:list-item>
        <text:list-item>
          <text:p text:style-name="P5"><text:span text:style-name="T1">Programmiersprache<text:tab/>Dienen der Erstellung von Programmen. Beispiele für <text:tab/><text:tab/><text:tab/><text:tab/><text:tab/>Programmiersprachen: Python, JavaScript, TypeScript, <text:tab/><text:tab/><text:tab/><text:tab/>C, C++, BASIC</text:span></text:p>
        </text:list-item>
        <text:list-item>
          <text:p text:style-name="P5"><text:span text:style-name="T1">Syntax<text:tab/><text:tab/><text:tab/>System von Regeln einer Programmiersprache. Er legt <text:tab/><text:tab/><text:tab/><text:tab/>fest wie Schleifen, das Speichern von Daten usw. <text:tab/><text:tab/><text:tab/><text:tab/><text:tab/>formuliert werden muss.</text:span></text:p>
        </text:list-item>
        <text:list-item>
          <text:p text:style-name="P5"><text:span text:style-name="T1">Editor<text:tab/><text:tab/><text:tab/><text:tab/>Programm zum Erstellen und Bearbeiten von Daten oder <text:tab/><text:tab/><text:tab/><text:tab/>Dateien. Man kann mit jedem Editor Programmcode <text:tab/><text:tab/><text:tab/><text:tab/><text:tab/>erstellen, jedoch bieten bestimmte Editoren hilfreiche <text:tab/><text:tab/><text:tab/><text:tab/><text:tab/>Funktionen wie Syntax-Highlighting, Automatischer <text:tab/><text:tab/><text:tab/><text:tab/><text:tab/>Whitespace usw.</text:span></text:p>
        </text:list-item>
        <text:list-item>
          <text:p text:style-name="P5"><text:span text:style-name="T1">Compiler<text:tab/><text:tab/><text:tab/>Ein Programm, welches den, meistens von Menschen, <text:tab/><text:tab/><text:tab/><text:tab/><text:tab/>verfassten Programmcode in z.B. Assembly, Bytecode <text:tab/><text:tab/><text:tab/><text:tab/>oder Maschinensprache (0/1) umwandelt.</text:span></text:p>
        </text:list-item>
        <text:list-item>
          <text:p text:style-name="P5"><text:span text:style-name="T1">Debugger<text:tab/><text:tab/><text:tab/>Wird vor dem Compilieren benutzt, um den <text:tab/><text:tab/><text:tab/><text:tab/><text:tab/><text:tab/>Programmcode auf Fehler zu überprüfen. Je nach <text:tab/><text:tab/><text:tab/><text:tab/><text:tab/>Qualität des Debuggers kann dieser Fehler erkennen und <text:tab/><text:tab/><text:tab/><text:tab/>im Code aufzeigen.</text:span></text:p>
        </text:list-item>
        <text:list-item>
          <text:p text:style-name="P5"><text:span text:style-name="T1">Entwicklungsumgebung<text:tab/>Meist ein Softwarepaket bzw. eine Sammlung an <text:tab/><text:tab/><text:tab/><text:tab/><text:tab/>Programmen, um Programme zu erstellen. Diese <text:tab/><text:tab/><text:tab/><text:tab/><text:tab/>Softwarepakete bestehen zumeist aus einem Texteditor, <text:tab/><text:tab/><text:tab/><text:tab/>Compiler, Debugger und weiteren Tools.</text:span></text:p>
        </text:list-item>
      </text:list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h text:style-name="P3" text:outline-level="1"><text:soft-page-break/>Java: Eine Programmiersprache</text:h>
      <text:p text:style-name="P7"><text:span text:style-name="T1">Java ist open-source, kann also von jedem benutzt werden.</text:span></text:p>
      <text:p text:style-name="P7"><text:span text:style-name="T1">Java ist Plattformunabhängig: Java funktioniert auf fast allen Plattformen</text:span></text:p>
      <text:p text:style-name="P7"><text:span text:style-name="T1">Java ist objektorientiert: Daten und ihre Funktionen werden in sog. Objekten zusammengefasst.</text:span></text:p>
      <text:p text:style-name="P7"><text:span text:style-name="T1">Java läuft auf vielen Handys.</text:span></text:p>
      <text:p text:style-name="P7"><text:span text:style-name="T1">Java-Applets im Internet sind in Java programmiert.</text:span></text:p>
      <text:p text:style-name="P7"><text:span text:style-name="T1">Mit Java lassen sich aufwändige Software-Projekte (auch mit Dbs) realisiere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utfit" svg:font-family="Outfi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Outfit" officeooo:rsid="000ff173" officeooo:paragraph-rsid="000ff1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Florian Q.<text:tab/><text:tab/>Informatik 9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11:45:39.591000000</meta:creation-date>
    <dc:date>2025-04-17T12:37:21.908000000</dc:date>
    <meta:editing-duration>PT51M42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16" meta:word-count="214" meta:character-count="1712" meta:non-whitespace-character-count="1425"/>
  </office:meta>
</office:document-meta>
</file>